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1fa5" officeooo:paragraph-rsid="001d1fa5"/>
    </style:style>
    <style:style style:name="P2" style:family="paragraph" style:parent-style-name="Heading_20_1" style:list-style-name="Numbering_20_123">
      <style:paragraph-properties fo:text-align="start" style:justify-single-word="false"/>
    </style:style>
    <style:style style:name="P3" style:family="paragraph" style:parent-style-name="Heading_20_2" style:list-style-name="Numbering_20_123">
      <style:paragraph-properties fo:text-align="start" style:justify-single-word="false"/>
    </style:style>
    <style:style style:name="P4" style:family="paragraph" style:parent-style-name="Heading_20_3" style:list-style-name="Numbering_20_123">
      <style:paragraph-properties fo:text-align="start"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1db36d"/>
    </style:style>
    <style:style style:name="P7" style:family="paragraph" style:parent-style-name="Text_20_body">
      <style:paragraph-properties fo:text-align="start" style:justify-single-word="false"/>
      <style:text-properties officeooo:paragraph-rsid="0025ddcb"/>
    </style:style>
    <style:style style:name="P8" style:family="paragraph" style:parent-style-name="Text_20_body">
      <style:paragraph-properties fo:text-align="start" style:justify-single-word="false"/>
      <style:text-properties officeooo:paragraph-rsid="0026e578"/>
    </style:style>
    <style:style style:name="P9" style:family="paragraph" style:parent-style-name="Text_20_body">
      <style:paragraph-properties fo:text-align="start" style:justify-single-word="false"/>
      <style:text-properties officeooo:rsid="001f3174" officeooo:paragraph-rsid="001f3174"/>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officeooo:rsid="002063f2" officeooo:paragraph-rsid="002063f2"/>
    </style:style>
    <style:style style:name="P12" style:family="paragraph" style:parent-style-name="Text_20_body">
      <style:paragraph-properties fo:text-align="start" style:justify-single-word="false"/>
      <style:text-properties officeooo:rsid="00217244" officeooo:paragraph-rsid="00217244"/>
    </style:style>
    <style:style style:name="P13" style:family="paragraph" style:parent-style-name="Text_20_body">
      <style:paragraph-properties fo:text-align="start" style:justify-single-word="false"/>
      <style:text-properties style:text-underline-style="none" officeooo:rsid="0028d604" officeooo:paragraph-rsid="0028d604"/>
    </style:style>
    <style:style style:name="P14" style:family="paragraph" style:parent-style-name="Title">
      <style:paragraph-properties fo:text-align="start" style:justify-single-word="false"/>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forme <text:span text:style-name="T1">Crítico de Diseño</text:span></text:p>
      <text:list xml:id="list3392726081" text:style-name="Numbering_20_123">
        <text:list-item>
          <text:h text:style-name="P2" text:outline-level="1"><text:bookmark-start text:name="__RefHeading___Toc191_216400848"/>Introducción<text:bookmark-end text:name="__RefHeading___Toc191_216400848"/></text:h>
        </text:list-item>
      </text:list>
      <text:p text:style-name="P7"><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text:span></text:p>
      <text:p text:style-name="P7"><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8"><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03523383814549" text:continue-numbering="true" text:style-name="Numbering_20_123">
        <text:list-item>
          <text:h text:style-name="P2" text:outline-level="1"><text:bookmark-start text:name="__RefHeading___Toc193_216400848"/>Misión Primaria y Secundaria<text:bookmark-end text:name="__RefHeading___Toc193_216400848"/></text:h>
        </text:list-item>
      </text:list>
      <text:p text:style-name="P13"/>
      <text:list xml:id="list203523234501596" text:continue-numbering="true" text:style-name="Numbering_20_123">
        <text:list-item>
          <text:list>
            <text:list-item>
              <text:h text:style-name="P3" text:outline-level="2"><text:bookmark-start text:name="__RefHeading___Toc195_216400848"/>Misión Primaria<text:bookmark-end text:name="__RefHeading___Toc195_216400848"/></text:h>
              <text:list>
                <text:list-item>
                  <text:h text:style-name="P4" text:outline-level="3"><text:bookmark-start text:name="__RefHeading___Toc197_216400848"/>Medida de presión atmosférica y temperatura<text:bookmark-end text:name="__RefHeading___Toc197_216400848"/></text:h>
                </text:list-item>
              </text:list>
            </text:list-item>
          </text:list>
        </text:list-item>
      </text:list>
      <text:p text:style-name="P6"><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03523023225318" text:continue-numbering="true" text:style-name="Numbering_20_123">
        <text:list-item>
          <text:list>
            <text:list-item>
              <text:list>
                <text:list-item>
                  <text:h text:style-name="P4" text:outline-level="3"><text:bookmark-start text:name="__RefHeading___Toc199_216400848"/>Diseño del paracaídas<text:bookmark-end text:name="__RefHeading___Toc199_216400848"/></text:h>
                </text:list-item>
              </text:list>
            </text:list-item>
          </text:list>
        </text:list-item>
      </text:list>
      <text:p text:style-name="P9">Hemos decidido ir con un diseño hemisférico, <text:span text:style-name="T4">ya que es el diseño de mayor eficiencia. E</text:span>l material de la tela [ALGO]. Los cables que enlazan la lata con el paracaídas son de <text:span text:style-name="T4">[MATERIAL]</text:span></text:p>
      <text:list xml:id="list203522572887394" text:continue-numbering="true" text:style-name="Numbering_20_123">
        <text:list-item>
          <text:list>
            <text:list-item>
              <text:list>
                <text:list-item>
                  <text:h text:style-name="P4" text:outline-level="3"><text:bookmark-start text:name="__RefHeading___Toc201_216400848"/>Análisis de datos<text:bookmark-end text:name="__RefHeading___Toc201_216400848"/></text:h>
                </text:list-item>
              </text:list>
            </text:list-item>
            <text:list-item>
              <text:h text:style-name="P3" text:outline-level="2"><text:bookmark-start text:name="__RefHeading___Toc203_216400848"/>Diseño de la carcasa<text:bookmark-end text:name="__RefHeading___Toc203_216400848"/></text:h>
            </text:list-item>
          </text:list>
        </text:list-item>
      </text:list>
      <text:p text:style-name="P5"/>
      <text:list xml:id="list203522324826520" text:continue-numbering="true" text:style-name="Numbering_20_123">
        <text:list-item>
          <text:list>
            <text:list-item>
              <text:h text:style-name="P3" text:outline-level="2"><text:bookmark-start text:name="__RefHeading___Toc205_216400848"/>Misión Secundaria<text:bookmark-end text:name="__RefHeading___Toc205_216400848"/></text:h>
            </text:list-item>
          </text:list>
        </text:list-item>
      </text:list>
      <text:p text:style-name="P11">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list xml:id="list203522387097993" text:continue-numbering="true" text:style-name="Numbering_20_123">
        <text:list-item>
          <text:h text:style-name="P2" text:outline-level="1"><text:bookmark-start text:name="__RefHeading___Toc207_216400848"/><text:soft-page-break/>Planificación<text:bookmark-end text:name="__RefHeading___Toc207_216400848"/></text:h>
        </text:list-item>
      </text:list>
      <text:p text:style-name="P11">La organización del trabajo se ha planificado mediante un diagrama de Gantt, que describe el conjunto de nuestros objetivos y los divide entre los distintos miembros del equipo. Hemos utilizado la herramienta</text:p>
      <text:list xml:id="list203523170562056" text:continue-numbering="true" text:style-name="Numbering_20_123">
        <text:list-item>
          <text:h text:style-name="P2" text:outline-level="1"><text:bookmark-start text:name="__RefHeading___Toc209_216400848"/>Presupuesto<text:bookmark-end text:name="__RefHeading___Toc209_216400848"/></text:h>
        </text:list-item>
        <text:list-item>
          <text:h text:style-name="P2" text:outline-level="1"><text:bookmark-start text:name="__RefHeading___Toc211_216400848"/>Plan de difusión y patrocinio<text:bookmark-end text:name="__RefHeading___Toc211_216400848"/></text:h>
        </text:list-item>
      </text:list>
      <text:p text:style-name="P12">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list xml:id="list203523098737257" text:continue-numbering="true" text:style-name="Numbering_20_123">
        <text:list-item>
          <text:h text:style-name="P2" text:outline-level="1"><text:bookmark-start text:name="__RefHeading___Toc213_216400848"/>Recursos utilizados<text:bookmark-end text:name="__RefHeading___Toc213_216400848"/></text:h>
        </text:list-item>
      </text:list>
      <text:p text:style-name="P10"><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20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20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20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20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20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20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20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20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20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anSat Spain 2023<text:tab/>Laikata<text:tab/>Informe Crítico de Diseño</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22T18:56:51.503000000</meta:creation-date>
    <dc:date>2023-03-22T20:35:22.026000000</dc:date>
    <meta:editing-duration>PT4M36S</meta:editing-duration>
    <meta:editing-cycles>1</meta:editing-cycles>
    <meta:document-statistic meta:table-count="0" meta:image-count="0" meta:object-count="0" meta:page-count="2" meta:paragraph-count="23" meta:word-count="429" meta:character-count="2694" meta:non-whitespace-character-count="2276"/>
    <meta:generator>LibreOffice/6.4.6.2$Windows_X86_64 LibreOffice_project/0ce51a4fd21bff07a5c061082cc82c5ed232f115</meta:generator>
  </office:meta>
</office:document-meta>
</file>